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4.94pt" fo:break-before="auto" style:use-optimal-row-height="true"/>
    </style:style>
    <style:style style:name="ro7" style:family="table-row">
      <style:table-row-properties style:row-height="48.7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60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lant 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'quality' (PATO:0000001)</text:p>
          </table:table-cell>
          <table:table-cell table:style-name="ce4" office:value-type="string" calcext:value-type="string">
            <text:p>A {quality} of a {whole plant} that indicates whether the plant is participating in one or more plant phenological stages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ascular leav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vascular leaves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, fresh flowers, and/or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plant phenological trait} that is measured by the number of ripening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 fruits that have been abscised or removed by an herbivore and/or the number of ripe fruits on a {whole plant} that have abscised mature seeds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 female/seed cones (ripe megasporangiate strobili) that have been abscised or removed by an herbivore and/or the number of ripe female/seed cones on a {whole plant} that have abscised mature seeds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6:32:47.415245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09:48:12.607716877</dc:date>
    <dc:creator>Brian </dc:creator>
    <meta:editing-duration>P20DT12H59M56S</meta:editing-duration>
    <meta:editing-cycles>61</meta:editing-cycles>
    <meta:generator>LibreOffice/5.1.4.2$Linux_X86_64 LibreOffice_project/10m0$Build-2</meta:generator>
    <meta:document-statistic meta:table-count="1" meta:cell-count="165" meta:object-count="0"/>
  </office:meta>
</office:document-meta>
</file>